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c69a" officeooo:paragraph-rsid="000bc69a"/>
    </style:style>
    <style:style style:name="P2" style:family="paragraph" style:parent-style-name="Standard">
      <style:paragraph-properties fo:text-align="center" style:justify-single-word="false"/>
      <style:text-properties officeooo:rsid="000bc69a" officeooo:paragraph-rsid="000bc69a"/>
    </style:style>
    <style:style style:name="P3" style:family="paragraph" style:parent-style-name="Standard">
      <style:text-properties officeooo:rsid="000cfb2f" officeooo:paragraph-rsid="000cfb2f"/>
    </style:style>
    <style:style style:name="P4" style:family="paragraph" style:parent-style-name="Standard">
      <style:text-properties officeooo:rsid="000cfb2f" officeooo:paragraph-rsid="000cfb2f"/>
    </style:style>
    <style:style style:name="T1" style:family="text">
      <style:text-properties officeooo:rsid="000cfb2f"/>
    </style:style>
    <style:style style:name="T2" style:family="text">
      <style:text-properties officeooo:rsid="000ea960"/>
    </style:style>
    <style:style style:name="T3" style:family="text">
      <style:text-properties officeooo:rsid="000f21a3"/>
    </style:style>
    <style:style style:name="T4" style:family="text">
      <style:text-properties officeooo:rsid="000fc2d8"/>
    </style:style>
    <style:style style:name="T5" style:family="text">
      <style:text-properties officeooo:rsid="0012a1a0"/>
    </style:style>
    <style:style style:name="T6" style:family="text">
      <style:text-properties officeooo:rsid="001346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2">Feel Me</text:span></text:p>
      <text:p text:style-name="P1"/>
      <text:p text:style-name="P1"/>
      <text:p text:style-name="P1">Children's books often have biggest truths <text:span text:style-name="T2">out in the plain sight</text:span>.<text:line-break/></text:p>
      <text:p text:style-name="P1">Just yesterday I showed my father a facebook post, and out of interest and curiousity he scroll<text:span text:style-name="T5">ed</text:span> th<text:span text:style-name="T2">rough</text:span> <text:span text:style-name="T5">the </text:span>comment<text:span text:style-name="T2">s</text:span>. My father is no expert in English, but he can make out most of the English Movies and really really likes GOT too. He's pretty cool in such things but he couldn't understand what 'cool' in comment really meant? I dont expect him to know what 'lol' or any other lingo <text:span text:style-name="T5">means</text:span>. Even if I explain the full form, I don't think anyone of his type is going to understand what other person means with it.<text:line-break/></text:p>
      <text:p text:style-name="P1">Now, you might disagree here, but there's a difference in un<text:span text:style-name="T5">d</text:span>erstanding things. When you read and get what each word means, the process is not <text:span text:style-name="T2">finished</text:span>. We need to sew all those <text:span text:style-name="T2">meanings</text:span> together and make sense of what the person is really saying. <text:span text:style-name="T3">A </text:span>person feels or thinks of something, converts it into words, transmits them to us and after getting the language meaning of each word we try to join it all together and to feel like the person does.<text:line-break/><text:line-break/>When I talk to someone, <text:span text:style-name="T3">along with</text:span> all the words, also consider how they <text:span text:style-name="T5">are</text:span> spoken, <text:span text:style-name="T5">h</text:span>ow much weight <text:span text:style-name="T5">is</text:span> given to word, how the loudness varie<text:span text:style-name="T5">s</text:span>, when the speaker decide<text:span text:style-name="T5">s</text:span> to take a pause, <text:span text:style-name="T3">breath</text:span>. These things give a few more <text:span text:style-name="T3">hints</text:span> to understand the person's emotions. Out of these things I try to find a link between the speaker's thoughts as conveyed to me, and similar emotions or thoughts I've had, to understand what is being meant.<text:line-break/><text:line-break/>The problem comes when I can't find connection between a speaker's thought and similar <text:span text:style-name="T3">emotion</text:span> I m<text:span text:style-name="T3">ight have never had</text:span>. <text:span text:style-name="T5">Its no fault in the communication but rather in me in feeling his thought. Now t</text:span>here is no understanding and <text:span text:style-name="T5">hence </text:span>no judgement. Although this happens only a few times but it is an important part in deciding <text:span text:style-name="T5">my future course</text:span>? Recentl<text:span text:style-name="T3">y a friend said</text:span> <text:span text:style-name="T3">he's</text:span> going to write to xiaomi about realeasing the Mi5 phone early in India. <text:span text:style-name="T3">People</text:span> have been signing a petetion to make them do it. Now, releasing phones is a business decision not to be affected by you <text:span text:style-name="T3">or me </text:span>writing a petetion for it.Although I could understand the language meaning of <text:span text:style-name="T3">his</text:span> thought, I couldnot get a glimpse into his brain. Was he really so devoted to a phone? Was he mad, that he was looking beyond reasoning or was there another side to it. I could have chosen to <text:span text:style-name="T3">ask him to explain</text:span> what he meant with few more sentences, but what if I could never understand his side? <text:span text:style-name="T3">Is that what being too judgemental is about?</text:span><text:line-break/><text:line-break/>Have <text:span text:style-name="T1">you </text:span>looked at those strange people in metro? I am not <text:span text:style-name="T5">rooting</text:span> for discrimination but one look at them and you know they are different. They belong to a class not near <text:span text:style-name="T4">to</text:span> our <text:span text:style-name="T5">own </text:span>and hence the strangeness. They are people and everything about them is human, but talk to them someday when you find them. You can identify them easily, or if you don't want <text:s/>to make a scene, talk to your nearby dhobhiwala, doodhwala or kachrawala. Don't talk to them about what other people like you would have talked already. Talk to them beyond what <text:span text:style-name="T5">is clearly visible about both of you</text:span>. Talk to dhobhiwala about what he thinks about rockets going to moon. Talk to Doodhwala about what he thinks about <text:s/><text:span text:style-name="T1">a complex quote. It would be just as difficult(impossible) for you to understand their reaction as it would be for them to understand your question. <text:line-break/></text:span></text:p>
      <text:p text:style-name="P3">Ask a kid to explain what anger is? Or even better don<text:span text:style-name="T4">'</text:span>t <text:span text:style-name="T4">ever</text:span> tell him <text:span text:style-name="T5">t</text:span>hat he feels <text:span text:style-name="T5">anger when he does</text:span>. Would he be able to learn it by himself that he's <text:span text:style-name="T5">angry</text:span>? </text:p>
      <text:p text:style-name="P3"/>
      <text:p text:style-name="P3"/>
      <text:p text:style-name="P3"/>
      <text:p text:style-name="P3"/>
      <text:p text:style-name="P3"><text:soft-page-break/>I feel, our brain works in a very efficient way. Even before the person in front speaks, we start guessing what the next word is going to be. Sometimes we are right. When we guess the next word right, its like our brains are synchronised and its really easy to get what is meant. As we spend time with <text:span text:style-name="T4">a</text:span> friend, we begin to understand them better, because we can synch our brain with them <text:span text:style-name="T5">easily</text:span>, and not just <text:span text:style-name="T5">in terms of</text:span> language processing but also the feelings that <text:span text:style-name="T5">come</text:span> <text:span text:style-name="T5">along</text:span>.<text:line-break/><text:line-break/>It happens with everyone we come across in the day. We have roles assigne<text:span text:style-name="T4">d</text:span> to <text:span text:style-name="T6">everyone</text:span> and try to guess the<text:span text:style-name="T6">ir</text:span> next word depending on th<text:span text:style-name="T4">at</text:span> role. The problem <text:span text:style-name="T6">begins</text:span> when they speak beyond their defined <text:span text:style-name="T6">territory</text:span> that we <text:span text:style-name="T6">fail to</text:span> sync. It gets difficult to understand them, and once we start rolling down the hill, there's no <text:span text:style-name="T6">end</text:span>. Text has made it a little easier since we can always choose speed, rewind and retry with new expectations. Think about your class lecture and the same thing written in notes.What makes more sense?<text:line-break/><text:line-break/>Concluding what I mean, our understanding depends on a lot of things.For once, Our familiarity with the pe<text:span text:style-name="T6">ople</text:span> helps <text:span text:style-name="T6">if</text:span> we have little connection with <text:span text:style-name="T6">them</text:span> to expect what <text:span text:style-name="T6">they</text:span> mean. Second, we only understand what we already know.We try to relate other person's feeling with our similar feelings <text:span text:style-name="T6">to actually have an</text:span> understanding.<text:line-break/><text:line-break/>Now think about this, What if the person in front is talking about a feeling we have not had yet? <text:span text:style-name="T6">What i</text:span>f we are also not familiar with the type <text:span text:style-name="T4">the person belongs to. G</text:span>uess<text:span text:style-name="T6">ing</text:span> his next word; how dificult would it be? I dont think we are going to try too long too hard, and we might either learn with time or leave it altogether and avoid the person. An engineer cannot talk about technology in the same language with a fellow engineer and a philosophy graduate, even though the two might know the meaning of each word (provided the philosphy student hasn't had a conversation with an engineer before). There are topics we can understand <text:span text:style-name="T4">among each other </text:span>beyond the type we are<text:span text:style-name="T4">(like love for parents, irritation from them)</text:span> but there are <text:span text:style-name="T6">also</text:span> some where the gap <text:span text:style-name="T4">between our understanding and sentence meaning</text:span> is <text:span text:style-name="T6">huge.</text:span><text:line-break/><text:line-break/>I dreamt that one day we will be limited to our society type for <text:span text:style-name="T2">lack of effective understanding with other society types*, and now I am recalling laughing at my neice's book that said “Once upon a time, all humans could talk to birds and animal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2">unless we get more homogenous platforms to communicate.(internet for e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rvit Pareek</meta:initial-creator>
    <meta:creation-date>2016-03-03T12:00:31.472959671</meta:creation-date>
    <dc:date>2016-03-03T21:20:10.206037298</dc:date>
    <dc:creator>Garvit Pareek</dc:creator>
    <meta:editing-duration>PT2H28M4S</meta:editing-duration>
    <meta:editing-cycles>2</meta:editing-cycles>
    <meta:generator>LibreOffice/5.0.5.2$Linux_X86_64 LibreOffice_project/00m0$Build-2</meta:generator>
    <meta:document-statistic meta:table-count="0" meta:image-count="0" meta:object-count="0" meta:page-count="2" meta:paragraph-count="7" meta:word-count="1080" meta:character-count="5961" meta:non-whitespace-character-count="4873"/>
  </office:meta>
</office:document-meta>
</file>